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NI">C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NI">C$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cd3c1"/>
    </style:style>
    <style:style style:name="ce3" style:family="table-cell" style:parent-style-name="Default">
      <style:table-cell-properties fo:background-color="#bcaed5"/>
    </style:style>
    <style:style style:name="ce4" style:family="table-cell" style:parent-style-name="Default">
      <style:table-cell-properties fo:background-color="#bcaed5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4">
      <style:table-cell-properties fo:background-color="#b2b2b2"/>
    </style:style>
    <style:style style:name="ce6" style:family="table-cell" style:parent-style-name="Default" style:data-style-name="N104">
      <style:table-cell-properties fo:background-color="#bcaed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86.04mm" svg:y="73.08mm">
            <draw:object draw:notify-on-update-of-ranges="Hoja1.A22:Hoja1.A22 Hoja1.A23:Hoja1.A35 Hoja1.B22:Hoja1.B22 Hoja1.B23:Hoja1.B35 Hoja1.C22:Hoja1.C22 Hoja1.C23:Hoja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precio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pxq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gresos xve</text:p>
          </table:table-cell>
          <table:table-cell table:style-name="Default"/>
          <table:table-cell table:style-name="Default" office:value-type="string" calcext:value-type="string">
            <text:p>pxq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stos o fijos</text:p>
          </table:table-cell>
          <table:table-cell table:style-name="Default" office:value-type="float" office:value="473000" calcext:value-type="float">
            <text:p>473000</text:p>
          </table:table-cell>
          <table:table-cell table:style-name="Default" office:value-type="string" calcext:value-type="string">
            <text:p>cf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stos o vari</text:p>
          </table:table-cell>
          <table:table-cell table:style-name="Default"/>
          <table:table-cell table:style-name="Default" office:value-type="string" calcext:value-type="string">
            <text:p>cvxq</text:p>
          </table:table-cell>
          <table:table-cell office:value-type="string" calcext:value-type="string">
            <text:p>costos v uni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Default" office:value-type="string" calcext:value-type="string">
            <text:p>utilidad</text:p>
          </table:table-cell>
          <table:table-cell table:style-name="Default"/>
          <table:table-cell table:style-name="Default" office:value-type="string" calcext:value-type="string">
            <text:p>uaii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q</text:p>
          </table:table-cell>
          <table:table-cell table:style-name="Default" table:formula="of:=[.B5]/([.B3]-[.E6])" office:value-type="float" office:value="11000" calcext:value-type="float">
            <text:p>11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unidades fisicas</text:p>
          </table:table-cell>
          <table:table-cell table:style-name="ce1" office:value-type="string" calcext:value-type="string">
            <text:p>unidades mo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jercicio 1</text:p>
          </table:table-cell>
          <table:table-cell table:style-name="ce1" office:value-type="float" office:value="1300" calcext:value-type="float">
            <text:p>1300</text:p>
          </table:table-cell>
          <table:table-cell table:style-name="ce5" table:formula="of:=[.B12]*24.95" office:value-type="currency" office:currency="NIO" office:value="32435" calcext:value-type="currency">
            <text:p>C$ 32,435.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Emp 1</text:p>
          </table:table-cell>
          <table:table-cell table:style-name="ce2" office:value-type="string" calcext:value-type="string">
            <text:p>Emp 2</text:p>
          </table:table-cell>
          <table:table-cell table:style-name="ce2" office:value-type="string" calcext:value-type="string">
            <text:p>Emp 3</text:p>
          </table:table-cell>
          <table:table-cell/>
        </table:table-row>
        <table:table-row table:style-name="ro1">
          <table:table-cell table:style-name="ce2" office:value-type="string" calcext:value-type="string">
            <text:p>Ejercicio 2</text:p>
          </table:table-cell>
          <table:table-cell table:number-columns-repeated="2" table:style-name="ce2" office:value-type="float" office:value="4000" calcext:value-type="float">
            <text:p>4000</text:p>
          </table:table-cell>
          <table:table-cell table:style-name="ce2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riesgoso</text:p>
          </table:table-cell>
          <table:table-cell table:style-name="ce2" office:value-type="string" calcext:value-type="string">
            <text:p>mejor</text:p>
          </table:table-cell>
          <table:table-cell table:style-name="ce2" office:value-type="string" calcext:value-type="string">
            <text:p>riesgos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dades fisicas</text:p>
          </table:table-cell>
          <table:table-cell office:value-type="string" calcext:value-type="string">
            <text:p>unidades m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rcicio 3</text:p>
          </table:table-cell>
          <table:table-cell office:value-type="float" office:value="11000" calcext:value-type="float">
            <text:p>11000</text:p>
          </table:table-cell>
          <table:table-cell table:style-name="ce6" table:formula="of:=[.B18]/(1-([.B19]/[.B20]))" office:value-type="currency" office:currency="NIO" office:value="1419000" calcext:value-type="currency">
            <text:p>C$ 1,419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os fijos</text:p>
          </table:table-cell>
          <table:table-cell table:style-name="ce4" office:value-type="float" office:value="473000" calcext:value-type="float">
            <text:p>47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tos v uni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o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idades vendidas</text:p>
          </table:table-cell>
          <table:table-cell office:value-type="string" calcext:value-type="string">
            <text:p>costo total</text:p>
          </table:table-cell>
          <table:table-cell office:value-type="string" calcext:value-type="string">
            <text:p>ingreso ventas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$B$18]+[.$B$19]*[.A23]" office:value-type="float" office:value="645000" calcext:value-type="float">
            <text:p>645000</text:p>
          </table:table-cell>
          <table:table-cell table:formula="of:=[.$B$20]*[.A23]" office:value-type="float" office:value="258000" calcext:value-type="float">
            <text:p>258000</text:p>
          </table:table-cell>
          <table:table-cell table:number-columns-repeated="2"/>
        </table:table-row>
        <table:table-row table:style-name="ro1">
          <table:table-cell table:formula="of:=[.A23]+1500" office:value-type="float" office:value="3500" calcext:value-type="float">
            <text:p>3500</text:p>
          </table:table-cell>
          <table:table-cell table:formula="of:=[.$B$18]+[.$B$19]*[.A24]" office:value-type="float" office:value="774000" calcext:value-type="float">
            <text:p>774000</text:p>
          </table:table-cell>
          <table:table-cell table:formula="of:=[.$B$20]*[.A24]" office:value-type="float" office:value="451500" calcext:value-type="float">
            <text:p>451500</text:p>
          </table:table-cell>
          <table:table-cell table:number-columns-repeated="2"/>
        </table:table-row>
        <table:table-row table:style-name="ro1">
          <table:table-cell table:formula="of:=[.A24]+1500" office:value-type="float" office:value="5000" calcext:value-type="float">
            <text:p>5000</text:p>
          </table:table-cell>
          <table:table-cell table:formula="of:=[.$B$18]+[.$B$19]*[.A25]" office:value-type="float" office:value="903000" calcext:value-type="float">
            <text:p>903000</text:p>
          </table:table-cell>
          <table:table-cell table:formula="of:=[.$B$20]*[.A25]" office:value-type="float" office:value="645000" calcext:value-type="float">
            <text:p>645000</text:p>
          </table:table-cell>
          <table:table-cell table:number-columns-repeated="2"/>
        </table:table-row>
        <table:table-row table:style-name="ro1">
          <table:table-cell table:formula="of:=[.A25]+1500" office:value-type="float" office:value="6500" calcext:value-type="float">
            <text:p>6500</text:p>
          </table:table-cell>
          <table:table-cell table:formula="of:=[.$B$18]+[.$B$19]*[.A26]" office:value-type="float" office:value="1032000" calcext:value-type="float">
            <text:p>1032000</text:p>
          </table:table-cell>
          <table:table-cell table:formula="of:=[.$B$20]*[.A26]" office:value-type="float" office:value="838500" calcext:value-type="float">
            <text:p>838500</text:p>
          </table:table-cell>
          <table:table-cell table:number-columns-repeated="2"/>
        </table:table-row>
        <table:table-row table:style-name="ro1">
          <table:table-cell table:formula="of:=[.A26]+1500" office:value-type="float" office:value="8000" calcext:value-type="float">
            <text:p>8000</text:p>
          </table:table-cell>
          <table:table-cell table:formula="of:=[.$B$18]+[.$B$19]*[.A27]" office:value-type="float" office:value="1161000" calcext:value-type="float">
            <text:p>1161000</text:p>
          </table:table-cell>
          <table:table-cell table:formula="of:=[.$B$20]*[.A27]" office:value-type="float" office:value="1032000" calcext:value-type="float">
            <text:p>1032000</text:p>
          </table:table-cell>
          <table:table-cell table:number-columns-repeated="2"/>
        </table:table-row>
        <table:table-row table:style-name="ro1">
          <table:table-cell table:formula="of:=[.A27]+1500" office:value-type="float" office:value="9500" calcext:value-type="float">
            <text:p>9500</text:p>
          </table:table-cell>
          <table:table-cell table:formula="of:=[.$B$18]+[.$B$19]*[.A28]" office:value-type="float" office:value="1290000" calcext:value-type="float">
            <text:p>1290000</text:p>
          </table:table-cell>
          <table:table-cell table:formula="of:=[.$B$20]*[.A28]" office:value-type="float" office:value="1225500" calcext:value-type="float">
            <text:p>1225500</text:p>
          </table:table-cell>
          <table:table-cell table:number-columns-repeated="2"/>
        </table:table-row>
        <table:table-row table:style-name="ro1">
          <table:table-cell table:formula="of:=[.A28]+1500" office:value-type="float" office:value="11000" calcext:value-type="float">
            <text:p>11000</text:p>
          </table:table-cell>
          <table:table-cell table:formula="of:=[.$B$18]+[.$B$19]*[.A29]" office:value-type="float" office:value="1419000" calcext:value-type="float">
            <text:p>1419000</text:p>
          </table:table-cell>
          <table:table-cell table:formula="of:=[.$B$20]*[.A29]" office:value-type="float" office:value="1419000" calcext:value-type="float">
            <text:p>1419000</text:p>
          </table:table-cell>
          <table:table-cell table:number-columns-repeated="2"/>
        </table:table-row>
        <table:table-row table:style-name="ro1">
          <table:table-cell table:formula="of:=[.A29]+1500" office:value-type="float" office:value="12500" calcext:value-type="float">
            <text:p>12500</text:p>
          </table:table-cell>
          <table:table-cell table:formula="of:=[.$B$18]+[.$B$19]*[.A30]" office:value-type="float" office:value="1548000" calcext:value-type="float">
            <text:p>1548000</text:p>
          </table:table-cell>
          <table:table-cell table:formula="of:=[.$B$20]*[.A30]" office:value-type="float" office:value="1612500" calcext:value-type="float">
            <text:p>1612500</text:p>
          </table:table-cell>
          <table:table-cell table:number-columns-repeated="2"/>
        </table:table-row>
        <table:table-row table:style-name="ro1">
          <table:table-cell table:formula="of:=[.A30]+1500" office:value-type="float" office:value="14000" calcext:value-type="float">
            <text:p>14000</text:p>
          </table:table-cell>
          <table:table-cell table:formula="of:=[.$B$18]+[.$B$19]*[.A31]" office:value-type="float" office:value="1677000" calcext:value-type="float">
            <text:p>1677000</text:p>
          </table:table-cell>
          <table:table-cell table:formula="of:=[.$B$20]*[.A31]" office:value-type="float" office:value="1806000" calcext:value-type="float">
            <text:p>1806000</text:p>
          </table:table-cell>
          <table:table-cell table:number-columns-repeated="2"/>
        </table:table-row>
        <table:table-row table:style-name="ro1">
          <table:table-cell table:formula="of:=[.A31]+1500" office:value-type="float" office:value="15500" calcext:value-type="float">
            <text:p>15500</text:p>
          </table:table-cell>
          <table:table-cell table:formula="of:=[.$B$18]+[.$B$19]*[.A32]" office:value-type="float" office:value="1806000" calcext:value-type="float">
            <text:p>1806000</text:p>
          </table:table-cell>
          <table:table-cell table:formula="of:=[.$B$20]*[.A32]" office:value-type="float" office:value="1999500" calcext:value-type="float">
            <text:p>1999500</text:p>
          </table:table-cell>
          <table:table-cell table:number-columns-repeated="2"/>
        </table:table-row>
        <table:table-row table:style-name="ro1">
          <table:table-cell table:formula="of:=[.A32]+1500" office:value-type="float" office:value="17000" calcext:value-type="float">
            <text:p>17000</text:p>
          </table:table-cell>
          <table:table-cell table:formula="of:=[.$B$18]+[.$B$19]*[.A33]" office:value-type="float" office:value="1935000" calcext:value-type="float">
            <text:p>1935000</text:p>
          </table:table-cell>
          <table:table-cell table:formula="of:=[.$B$20]*[.A33]" office:value-type="float" office:value="2193000" calcext:value-type="float">
            <text:p>2193000</text:p>
          </table:table-cell>
          <table:table-cell table:number-columns-repeated="2"/>
        </table:table-row>
        <table:table-row table:style-name="ro1">
          <table:table-cell table:formula="of:=[.A33]+1500" office:value-type="float" office:value="18500" calcext:value-type="float">
            <text:p>18500</text:p>
          </table:table-cell>
          <table:table-cell table:formula="of:=[.$B$18]+[.$B$19]*[.A34]" office:value-type="float" office:value="2064000" calcext:value-type="float">
            <text:p>2064000</text:p>
          </table:table-cell>
          <table:table-cell table:formula="of:=[.$B$20]*[.A34]" office:value-type="float" office:value="2386500" calcext:value-type="float">
            <text:p>2386500</text:p>
          </table:table-cell>
          <table:table-cell table:number-columns-repeated="2"/>
        </table:table-row>
        <table:table-row table:style-name="ro1">
          <table:table-cell table:formula="of:=[.A34]+1500" office:value-type="float" office:value="20000" calcext:value-type="float">
            <text:p>20000</text:p>
          </table:table-cell>
          <table:table-cell table:formula="of:=[.$B$18]+[.$B$19]*[.A35]" office:value-type="float" office:value="2193000" calcext:value-type="float">
            <text:p>2193000</text:p>
          </table:table-cell>
          <table:table-cell table:formula="of:=[.$B$20]*[.A35]" office:value-type="float" office:value="2580000" calcext:value-type="float">
            <text:p>258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N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N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1:04:17.312247171</meta:creation-date>
    <dc:date>2019-04-10T11:59:36.076834569</dc:date>
    <meta:editing-duration>PT3M26S</meta:editing-duration>
    <meta:editing-cycles>1</meta:editing-cycles>
    <meta:document-statistic meta:table-count="1" meta:cell-count="8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98cm" svg:y="3.703cm" style:legend-expansion="high" chart:style-name="ch2"/>
        <chart:plot-area chart:style-name="ch3" table:cell-range-address="Hoja1.A22:Hoja1.C35" chart:data-source-has-labels="row" svg:x="0.32cm" svg:y="0.18cm" svg:width="11.158cm" svg:height="8.64cm">
          <chartooo:coordinate-region svg:x="1.867cm" svg:y="0.38cm" svg:width="9.42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3:Hoja1.A35" chart:label-cell-address="Hoja1.A22:Hoja1.A22" chart:class="chart:line">
            <chart:data-point chart:repeated="13"/>
          </chart:series>
          <chart:series chart:style-name="ch7" chart:values-cell-range-address="Hoja1.B23:Hoja1.B35" chart:label-cell-address="Hoja1.B22:Hoja1.B22" chart:class="chart:line">
            <chart:data-point chart:repeated="13"/>
          </chart:series>
          <chart:series chart:style-name="ch8" chart:values-cell-range-address="Hoja1.C23:Hoja1.C35" chart:label-cell-address="Hoja1.C22:Hoja1.C2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dades vendidas</text:p>
                <draw:g>
                  <svg:desc>Hoja1.A22:Hoja1.A22</svg:desc>
                </draw:g>
              </table:table-cell>
              <table:table-cell office:value-type="string">
                <text:p>costo total</text:p>
                <draw:g>
                  <svg:desc>Hoja1.B22:Hoja1.B22</svg:desc>
                </draw:g>
              </table:table-cell>
              <table:table-cell office:value-type="string">
                <text:p>ingreso ventas</text:p>
                <draw:g>
                  <svg:desc>Hoja1.C22:Hoja1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Hoja1.A23:Hoja1.A35</svg:desc>
                </draw:g>
              </table:table-cell>
              <table:table-cell office:value-type="float" office:value="645000">
                <text:p>645000</text:p>
                <draw:g>
                  <svg:desc>Hoja1.B23:Hoja1.B35</svg:desc>
                </draw:g>
              </table:table-cell>
              <table:table-cell office:value-type="float" office:value="258000">
                <text:p>258000</text:p>
                <draw:g>
                  <svg:desc>Hoja1.C23:Hoja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0">
                <text:p>3500</text:p>
              </table:table-cell>
              <table:table-cell office:value-type="float" office:value="774000">
                <text:p>774000</text:p>
              </table:table-cell>
              <table:table-cell office:value-type="float" office:value="451500">
                <text:p>451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903000">
                <text:p>903000</text:p>
              </table:table-cell>
              <table:table-cell office:value-type="float" office:value="645000">
                <text:p>64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00">
                <text:p>6500</text:p>
              </table:table-cell>
              <table:table-cell office:value-type="float" office:value="1032000">
                <text:p>1032000</text:p>
              </table:table-cell>
              <table:table-cell office:value-type="float" office:value="838500">
                <text:p>838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1161000">
                <text:p>1161000</text:p>
              </table:table-cell>
              <table:table-cell office:value-type="float" office:value="1032000">
                <text:p>103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500">
                <text:p>9500</text:p>
              </table:table-cell>
              <table:table-cell office:value-type="float" office:value="1290000">
                <text:p>1290000</text:p>
              </table:table-cell>
              <table:table-cell office:value-type="float" office:value="1225500">
                <text:p>1225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0">
                <text:p>11000</text:p>
              </table:table-cell>
              <table:table-cell office:value-type="float" office:value="1419000">
                <text:p>1419000</text:p>
              </table:table-cell>
              <table:table-cell office:value-type="float" office:value="1419000">
                <text:p>141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0">
                <text:p>12500</text:p>
              </table:table-cell>
              <table:table-cell office:value-type="float" office:value="1548000">
                <text:p>1548000</text:p>
              </table:table-cell>
              <table:table-cell office:value-type="float" office:value="1612500">
                <text:p>1612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0">
                <text:p>14000</text:p>
              </table:table-cell>
              <table:table-cell office:value-type="float" office:value="1677000">
                <text:p>1677000</text:p>
              </table:table-cell>
              <table:table-cell office:value-type="float" office:value="1806000">
                <text:p>180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00">
                <text:p>15500</text:p>
              </table:table-cell>
              <table:table-cell office:value-type="float" office:value="1806000">
                <text:p>1806000</text:p>
              </table:table-cell>
              <table:table-cell office:value-type="float" office:value="1999500">
                <text:p>1999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0">
                <text:p>17000</text:p>
              </table:table-cell>
              <table:table-cell office:value-type="float" office:value="1935000">
                <text:p>1935000</text:p>
              </table:table-cell>
              <table:table-cell office:value-type="float" office:value="2193000">
                <text:p>219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00">
                <text:p>18500</text:p>
              </table:table-cell>
              <table:table-cell office:value-type="float" office:value="2064000">
                <text:p>2064000</text:p>
              </table:table-cell>
              <table:table-cell office:value-type="float" office:value="2386500">
                <text:p>2386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2193000">
                <text:p>2193000</text:p>
              </table:table-cell>
              <table:table-cell office:value-type="float" office:value="2580000">
                <text:p>25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